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lucida, 'lucida grande', arial, helvetica, 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3902" officeooo:paragraph-rsid="00153902"/>
    </style:style>
    <style:style style:name="P2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153902" officeooo:paragraph-rsid="00153902"/>
    </style:style>
    <style:style style:name="P3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1766be" officeooo:paragraph-rsid="001766be"/>
    </style:style>
    <style:style style:name="P4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17a3af"/>
    </style:style>
    <style:style style:name="T1" style:family="text">
      <style:text-properties officeooo:rsid="0017a3af"/>
    </style:style>
    <style:style style:name="T2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">1. A</text:p>
      <text:p text:style-name="P1">2. A</text:p>
      <text:p text:style-name="P2">3. <draw:frame draw:style-name="fr1" draw:name="Object1" text:anchor-type="as-char" svg:y="-0.2598in" svg:width="4.0146in" svg:height="0.423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4. <draw:frame draw:style-name="fr1" draw:name="Object2" text:anchor-type="as-char" svg:y="-0.172in" svg:width="1.1854in" svg:height="0.219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5. <draw:frame draw:style-name="fr1" draw:name="Object3" text:anchor-type="as-char" svg:y="-0.172in" svg:width="2.6201in" svg:height="0.219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<text:span text:style-name="T1">6. The same score for all hypothesis. </text:span><text:span text:style-name="T2">The idea is that, outside the training set, no "learning" is possible if we take a deterministic view.</text:span></text:p>
      <text:p text:style-name="P4"><text:span text:style-name="T2"><draw:frame draw:style-name="fr1" draw:name="Object4" text:anchor-type="as-char" svg:y="-0.172in" svg:width="3.8484in" svg:height="0.2327in" draw:z-index="3"><draw:object xlink:href="./Object 4" xlink:type="simple" xlink:show="embed" xlink:actuate="onLoad"/><draw:image xlink:href="./ObjectReplacements/Object 4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lucida, 'lucida grande', arial, helvetica, 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7:57:52.665482746</meta:creation-date>
    <dc:date>2016-10-08T21:21:39.507260022</dc:date>
    <meta:editing-duration>PT1H51M50S</meta:editing-duration>
    <meta:editing-cycles>2</meta:editing-cycles>
    <meta:generator>LibreOffice/5.1.4.2$Linux_X86_64 LibreOffice_project/10m0$Build-2</meta:generator>
    <meta:document-statistic meta:table-count="0" meta:image-count="0" meta:object-count="4" meta:page-count="1" meta:paragraph-count="7" meta:word-count="32" meta:character-count="157" meta:non-whitespace-character-count="128"/>
  </office:meta>
</office:document-meta>
</file>

<file path=Object 1/content.xml><?xml version="1.0" encoding="utf-8"?>
<math xmlns="http://www.w3.org/1998/Math/MathML" display="block">
  <semantics>
    <mrow>
      <mfrac>
        <mrow>
          <mi>P</mi>
          <mrow>
            <mrow>
              <mo fence="true" stretchy="false">(</mo>
              <mrow>
                <mrow>
                  <mtext>black</mtext>
                  <mo stretchy="false">∣</mo>
                  <mtext>first</mtext>
                </mrow>
              </mrow>
              <mo fence="true" stretchy="false">)</mo>
            </mrow>
            <mo stretchy="false">∗</mo>
            <mi>P</mi>
          </mrow>
          <mrow>
            <mrow>
              <mo fence="true" stretchy="false">(</mo>
              <mrow>
                <mtext>first</mtext>
              </mrow>
              <mo fence="true" stretchy="false">)</mo>
            </mrow>
            <mo stretchy="false">+</mo>
            <mi>P</mi>
          </mrow>
          <mrow>
            <mrow>
              <mo fence="true" stretchy="false">(</mo>
              <mrow>
                <mrow>
                  <mtext>black</mtext>
                  <mo stretchy="false">∣</mo>
                  <mtext>second</mtext>
                </mrow>
              </mrow>
              <mo fence="true" stretchy="false">)</mo>
            </mrow>
            <mo stretchy="false">∗</mo>
            <mi>P</mi>
          </mrow>
          <mrow>
            <mo fence="true" stretchy="false">(</mo>
            <mrow>
              <mtext>second</mtext>
            </mrow>
            <mo fence="true" stretchy="false">)</mo>
          </mrow>
        </mrow>
        <mrow>
          <mi>P</mi>
          <mrow>
            <mrow>
              <mo fence="true" stretchy="false">(</mo>
              <mrow>
                <mtext>first</mtext>
              </mrow>
              <mo fence="true" stretchy="false">)</mo>
            </mrow>
            <mo stretchy="false">+</mo>
            <mi>P</mi>
          </mrow>
          <mrow>
            <mo fence="true" stretchy="false">(</mo>
            <mrow>
              <mtext>second</mtext>
            </mrow>
            <mo fence="true" stretchy="false">)</mo>
          </mrow>
        </mrow>
      </mfrac>
      <mo stretchy="false">=</mo>
      <mfrac>
        <mn>1</mn>
        <mn>2</mn>
      </mfrac>
    </mrow>
    <annotation encoding="StarMath 5.0">{P("black" divides "first") * P("first") + P("black" divides "second") * P("second")} over {P("first") + P("second")} = 1 over 2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normal">ν</mi>
              <mo stretchy="false">=</mo>
              <mn>0</mn>
            </mrow>
          </mrow>
          <mo fence="true" stretchy="false">)</mo>
        </mrow>
        <mo stretchy="false">=</mo>
        <msup>
          <mn>0.45</mn>
          <mn>10</mn>
        </msup>
      </mrow>
    </mrow>
    <annotation encoding="StarMath 5.0">P( %nu=0 ) = 0.45^10</annotation>
  </semantics>
</math>
</file>

<file path=Object 3/content.xml><?xml version="1.0" encoding="utf-8"?>
<math xmlns="http://www.w3.org/1998/Math/MathML" display="block">
  <semantics>
    <mrow>
      <mrow>
        <mn>1</mn>
        <mo stretchy="false">−</mo>
        <msup>
          <mrow>
            <mo fence="true" stretchy="false">[</mo>
            <mrow>
              <mrow>
                <mi>P</mi>
                <mrow>
                  <mo fence="true" stretchy="false">(</mo>
                  <mrow>
                    <mrow>
                      <mi mathvariant="normal">ν</mi>
                      <mo stretchy="false">&gt;</mo>
                      <mn>0</mn>
                    </mrow>
                  </mrow>
                  <mo fence="true" stretchy="false">)</mo>
                </mrow>
              </mrow>
            </mrow>
            <mo fence="true" stretchy="false">]</mo>
          </mrow>
          <mn>1000</mn>
        </msup>
      </mrow>
      <mo stretchy="false">=</mo>
      <mrow>
        <mn>1</mn>
        <mo stretchy="false">−</mo>
        <msup>
          <mrow>
            <mo fence="true" stretchy="false">[</mo>
            <mrow>
              <mrow>
                <mrow>
                  <mn>1</mn>
                  <mo stretchy="false">−</mo>
                  <mi>P</mi>
                </mrow>
                <mrow>
                  <mo fence="true" stretchy="false">(</mo>
                  <mrow>
                    <mrow>
                      <mi mathvariant="normal">ν</mi>
                      <mo stretchy="false">=</mo>
                      <mn>0</mn>
                    </mrow>
                  </mrow>
                  <mo fence="true" stretchy="false">)</mo>
                </mrow>
              </mrow>
            </mrow>
            <mo fence="true" stretchy="false">]</mo>
          </mrow>
          <mn>1000</mn>
        </msup>
      </mrow>
    </mrow>
    <annotation encoding="StarMath 5.0">1 - [ P(%nu &gt; 0) ] ^ 1000 = 1 - [ 1-P(%nu=0) ]^1000</annotation>
  </semantics>
</math>
</file>

<file path=Object 4/content.xml><?xml version="1.0" encoding="utf-8"?>
<math xmlns="http://www.w3.org/1998/Math/MathML" display="block">
  <semantics>
    <mrow>
      <mrow>
        <mrow>
          <mrow>
            <msubsup>
              <mi>C</mi>
              <mn>3</mn>
              <mn>3</mn>
            </msubsup>
            <mo stretchy="false">∗</mo>
            <mn>3</mn>
          </mrow>
          <mo stretchy="false">+</mo>
          <mrow>
            <msubsup>
              <mi>C</mi>
              <mn>3</mn>
              <mn>2</mn>
            </msubsup>
            <mo stretchy="false">∗</mo>
            <mn>2</mn>
          </mrow>
          <mo stretchy="false">+</mo>
          <mrow>
            <msubsup>
              <mi>C</mi>
              <mn>3</mn>
              <mn>1</mn>
            </msubsup>
            <mo stretchy="false">∗</mo>
            <mn>1</mn>
          </mrow>
          <mo stretchy="false">+</mo>
          <mrow>
            <msubsup>
              <mi>C</mi>
              <mn>3</mn>
              <mn>3</mn>
            </msubsup>
            <mo stretchy="false">∗</mo>
            <mn>0</mn>
          </mrow>
        </mrow>
        <mo stretchy="false">=</mo>
        <mn>1</mn>
      </mrow>
      <mi>x</mi>
      <mrow>
        <mn>3</mn>
        <mo stretchy="false">+</mo>
        <mn>3</mn>
      </mrow>
      <mi>x</mi>
      <mrow>
        <mn>2</mn>
        <mo stretchy="false">+</mo>
        <mn>3</mn>
      </mrow>
      <mi>x</mi>
      <mrow>
        <mn>1</mn>
        <mo stretchy="false">+</mo>
        <mn>1</mn>
      </mrow>
      <mi>x</mi>
      <mrow>
        <mn>0</mn>
        <mo stretchy="false">=</mo>
        <mn>12</mn>
      </mrow>
    </mrow>
    <annotation encoding="StarMath 5.0">C^3_3 * 3 + C^2_3 * 2 + C^1_3 * 1 + C^3_3 * 0 = 1 x 3 + 3 x 2 + 3 x 1 + 1 x 0 = 12</annotation>
  </semantics>
</math>
</file>